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aa7" officeooo:paragraph-rsid="00143aa7"/>
    </style:style>
    <style:style style:name="P2" style:family="paragraph" style:parent-style-name="Standard" style:list-style-name="L1">
      <style:text-properties officeooo:rsid="00143aa7" officeooo:paragraph-rsid="00143aa7"/>
    </style:style>
    <style:style style:name="P3" style:family="paragraph" style:parent-style-name="Standard" style:list-style-name="L1">
      <style:text-properties officeooo:rsid="0016357f" officeooo:paragraph-rsid="0016357f"/>
    </style:style>
    <style:style style:name="P4" style:family="paragraph" style:parent-style-name="Standard" style:list-style-name="L1">
      <style:text-properties officeooo:rsid="00175f20" officeooo:paragraph-rsid="00175f20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6357f"/>
    </style:style>
    <style:style style:name="T3" style:family="text">
      <style:text-properties style:text-line-through-style="none" style:text-line-through-typ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rendszer nem rendelkezik regisztrációval, és 2 előre megadott felhasználó van Takács Ádám (username:tadam) és Pék Pál (username: ppal).</text:p>
      <text:p text:style-name="P1"/>
      <text:p text:style-name="P1">Előfeltételek:</text:p>
      <text:p text:style-name="P1">Fut a webservice a <text:a xlink:type="simple" xlink:href="http://localhost:8080/" text:style-name="Internet_20_link" text:visited-style-name="Visited_20_Internet_20_Link">http://localhost:8080</text:a> -on.</text:p>
      <text:p text:style-name="P1"/>
      <text:p text:style-name="P1">Felhasználói utasítások:</text:p>
      <text:list xml:id="list3436730011" text:style-name="L1">
        <text:list-item>
          <text:p text:style-name="P2">Pál megnyitja a böngészőben a <text:a xlink:type="simple" xlink:href="http://localhost:4200/" text:style-name="Internet_20_link" text:visited-style-name="Visited_20_Internet_20_Link">http://localhost:4200</text:a> <text:span text:style-name="T1">as URL -t.</text:span></text:p>
        </text:list-item>
        <text:list-item>
          <text:p text:style-name="P2"><text:span text:style-name="T3">TEST:</text:span><text:span text:style-name="T1"> megnyílik az alkalmazás a login felülettel. A menü sávon csak a logot-t és a login gomb látható.</text:span></text:p>
        </text:list-item>
        <text:list-item>
          <text:p text:style-name="P2"><text:span text:style-name="T1">Pál beírja a felhasználónevét a Username rublikába (ppal) de a jelszavát elrontja. (pl.: wrong)</text:span></text:p>
        </text:list-item>
        <text:list-item>
          <text:p text:style-name="P2"><text:span text:style-name="T3">TEST</text:span><text:span text:style-name="T1">: megjelenik a rossz adatokra vonatkozó figyelmeztető üzenet</text:span></text:p>
        </text:list-item>
        <text:list-item>
          <text:p text:style-name="P2"><text:span text:style-name="T1">Pál beírja a felhasználónevét a Username rublikába (ppal) és a jelszavát a Password rublikába (ppal12345), majd rákattint a „Login” gombra.</text:span></text:p>
        </text:list-item>
        <text:list-item>
          <text:p text:style-name="P2"><text:span text:style-name="T3">TEST</text:span><text:span text:style-name="T1">: az alkalmazás bejelentkezik, továbbdob a welcome oldalra. Köszöntő üzenetet kiírja, és a menüsávon a Logo, home link, todos link és a „logout” gomb látható.</text:span></text:p>
        </text:list-item>
        <text:list-item>
          <text:p text:style-name="P2"><text:span text:style-name="T1">Pál </text:span><text:span text:style-name="T2">szeretne egy napi köszöntő üzenetet, így rákattint a „Get It!” gombra.</text:span></text:p>
        </text:list-item>
        <text:list-item>
          <text:p text:style-name="P3"><text:span text:style-name="T3">TEST</text:span><text:span text:style-name="T1">: megjelenik egy napi köszöntő üzenet ami ppal részére szól.</text:span></text:p>
        </text:list-item>
        <text:list-item>
          <text:p text:style-name="P3"><text:span text:style-name="T1">Pál rákattint a „To my todos!” gombra</text:span></text:p>
        </text:list-item>
        <text:list-item>
          <text:p text:style-name="P3"><text:span text:style-name="T3">TEST</text:span><text:span text:style-name="T1">: az oldal átirányít a todos felületre, ahol ppal teendői sorakoznak egy táblában. (3 db kezdetben)</text:span></text:p>
        </text:list-item>
        <text:list-item>
          <text:p text:style-name="P3"><text:span text:style-name="T1">Pál elvégezte a szendvics készítést, így rákattint a megfelelő feladat ball oldalán lévő „X” gombra.</text:span></text:p>
        </text:list-item>
        <text:list-item>
          <text:p text:style-name="P3"><text:span text:style-name="T3">TEST</text:span><text:span text:style-name="T1">: a gomb pipára változik, és az adatbázisban megváltozott az is_done oszlop a megfelelő feladatnál</text:span></text:p>
        </text:list-item>
        <text:list-item>
          <text:p text:style-name="P3"><text:span text:style-name="T1">Pál a mai vásárlást át szeretné tenni holnapra, így a „Go shopping” feldatnál rákatting az „Update” gombra.</text:span></text:p>
        </text:list-item>
        <text:list-item>
          <text:p text:style-name="P3"><text:span text:style-name="T3">TEST</text:span><text:span text:style-name="T1">: megjelenik a todo oldal a megfelelő leírással és dátummal.</text:span></text:p>
        </text:list-item>
        <text:list-item>
          <text:p text:style-name="P3"><text:span text:style-name="T1">Pál szerkeszti a teendőt, a „Target date” mezőt előrébb állítja holnapra és az „Is your task done” pipát kiveszi, majd rákattint a „Save” gombra.</text:span></text:p>
        </text:list-item>
        <text:list-item>
          <text:p text:style-name="P3"><text:span text:style-name="T3">TEST</text:span><text:span text:style-name="T1">: visszalép az applikáció a „My Todos” oldalra, és a frissítések megjelennek a listában és az adatbázisban is.</text:span></text:p>
        </text:list-item>
        <text:list-item>
          <text:p text:style-name="P3"><text:span text:style-name="T1">Pál fel szeretne venni egy új teendőt, így rákattint az „Add Todo” gombra</text:span></text:p>
        </text:list-item>
        <text:list-item>
          <text:p text:style-name="P3"><text:span text:style-name="T3">TEST</text:span><text:span text:style-name="T1">: Ismét megjelenik a „Todo” felület, és a Leírás mező piros mivel még nincsen kitöltve</text:span></text:p>
        </text:list-item>
        <text:list-item>
          <text:p text:style-name="P3"><text:span text:style-name="T1">Pál elkezdi begépelni az új teendőjének leírását</text:span></text:p>
        </text:list-item>
        <text:list-item>
          <text:p text:style-name="P3"><text:span text:style-name="T3">TEST:</text:span><text:span text:style-name="T1"> Amíg a leírás 5 karakternél rövidebb addig nem lehet elmenteni, és megjelenik egy figyelmeztető üzenet is az oldal tetején</text:span></text:p>
        </text:list-item>
        <text:list-item>
          <text:p text:style-name="P4"><text:span text:style-name="T1">Pál befejezi <text:s/>a leírás gépelését, beállítja a „Target date” mezőt és elmenti a feladatot</text:span></text:p>
        </text:list-item>
        <text:list-item>
          <text:p text:style-name="P4"><text:span text:style-name="T3">TEST:</text:span><text:span text:style-name="T1"> visszatérünk a „My Todos” oldalra, ahol látszik az új feladat.</text:span></text:p>
        </text:list-item>
        <text:list-item>
          <text:p text:style-name="P4"><text:span text:style-name="T1">Pál ki szeretné venni a az egyik feladatot a listából, rákattint a megfelelő „Delete” gombra</text:span></text:p>
        </text:list-item>
        <text:list-item>
          <text:p text:style-name="P4"><text:span text:style-name="T3">TEST:</text:span><text:span text:style-name="T1"> A feladat eltűnik a listából és az oldal tetején megjelenik a tájékoztató üzenet.</text:span></text:p>
        </text:list-item>
        <text:list-item>
          <text:p text:style-name="P4"><text:span text:style-name="T1">Pál ki szeretne jelentkezni. Rákattint a „Logout” gombra.</text:span></text:p>
        </text:list-item>
        <text:list-item>
          <text:p text:style-name="P4"><text:span text:style-name="T3">TEST:</text:span><text:span text:style-name="T1"> az alkalmazás kilép, megjelenik a logout oldal, a menüsávon csak a logó és a „Login” gomb látható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5:16:35.487289980</meta:creation-date>
    <dc:date>2022-02-04T15:47:56.313404600</dc:date>
    <meta:editing-duration>PT8M</meta:editing-duration>
    <meta:editing-cycles>1</meta:editing-cycles>
    <meta:document-statistic meta:table-count="0" meta:image-count="0" meta:object-count="0" meta:page-count="1" meta:paragraph-count="30" meta:word-count="427" meta:character-count="2657" meta:non-whitespace-character-count="2285"/>
    <meta:generator>LibreOffice/6.4.7.2$Linux_X86_64 LibreOffice_project/40$Build-2</meta:generator>
  </office:meta>
</office:document-meta>
</file>